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3">
      <style:text-properties officeooo:paragraph-rsid="000ebae0"/>
    </style:style>
    <style:style style:name="P2" style:family="paragraph" style:parent-style-name="Text_20_body">
      <style:text-properties officeooo:rsid="000ce895" officeooo:paragraph-rsid="000ce895"/>
    </style:style>
    <style:style style:name="P3" style:family="paragraph" style:parent-style-name="Text_20_body" style:list-style-name="L1">
      <style:text-properties officeooo:rsid="000ce895" officeooo:paragraph-rsid="000ce895"/>
    </style:style>
    <style:style style:name="P4" style:family="paragraph" style:parent-style-name="Text_20_body">
      <style:text-properties officeooo:rsid="000ebae0" officeooo:paragraph-rsid="000ebae0"/>
    </style:style>
    <style:style style:name="P5" style:family="paragraph" style:parent-style-name="Text_20_body">
      <style:paragraph-properties fo:break-before="page"/>
      <style:text-properties officeooo:rsid="00102970" officeooo:paragraph-rsid="00102970"/>
    </style:style>
    <style:style style:name="P6" style:family="paragraph" style:parent-style-name="Standard">
      <style:text-properties officeooo:rsid="000ce895" officeooo:paragraph-rsid="000ce895"/>
    </style:style>
    <style:style style:name="P7" style:family="paragraph" style:parent-style-name="Standard">
      <style:paragraph-properties fo:break-before="page"/>
      <style:text-properties officeooo:rsid="000ce895" officeooo:paragraph-rsid="000ce895"/>
    </style:style>
    <style:style style:name="P8" style:family="paragraph" style:parent-style-name="Header">
      <style:text-properties officeooo:rsid="000ce895" officeooo:paragraph-rsid="000ce895"/>
    </style:style>
    <style:style style:name="P9" style:family="paragraph" style:parent-style-name="Title">
      <style:paragraph-properties fo:break-before="page"/>
    </style:style>
    <style:style style:name="P10" style:family="paragraph" style:parent-style-name="Heading_20_1">
      <style:paragraph-properties fo:break-before="page"/>
    </style:style>
    <style:style style:name="P11" style:family="paragraph" style:parent-style-name="Heading_20_1" style:list-style-name=""/>
    <style:style style:name="P12" style:family="paragraph" style:parent-style-name="Heading_20_2">
      <style:text-properties officeooo:paragraph-rsid="000ebae0"/>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ebae0"/>
    </style:style>
    <style:style style:name="T2" style:family="text">
      <style:text-properties officeooo:rsid="0010521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t;Portada&gt;</text:p>
      <text:p text:style-name="P7">&lt;Índice de la memoria del proyecto&gt;</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13"><text:a xlink:type="simple" xlink:href="#__RefHeading__141_639427612" text:style-name="Index_20_Link" text:visited-style-name="Index_20_Link">Introducción<text:tab/>6</text:a></text:p>
          <text:p text:style-name="P14"><text:a xlink:type="simple" xlink:href="#__RefHeading__143_639427612" text:style-name="Index_20_Link" text:visited-style-name="Index_20_Link">Identificación del proyecto<text:tab/>6</text:a></text:p>
          <text:p text:style-name="P14"><text:a xlink:type="simple" xlink:href="#__RefHeading__145_639427612" text:style-name="Index_20_Link" text:visited-style-name="Index_20_Link">Organización de la documentación<text:tab/>6</text:a></text:p>
          <text:p text:style-name="P14"><text:a xlink:type="simple" xlink:href="#__RefHeading__147_639427612" text:style-name="Index_20_Link" text:visited-style-name="Index_20_Link">Razón de ser del proyecto<text:tab/>6</text:a></text:p>
          <text:p text:style-name="P14"><text:a xlink:type="simple" xlink:href="#__RefHeading__149_639427612" text:style-name="Index_20_Link" text:visited-style-name="Index_20_Link">Objetivo del proyecto<text:tab/>7</text:a></text:p>
          <text:p text:style-name="P14"><text:a xlink:type="simple" xlink:href="#__RefHeading__151_639427612" text:style-name="Index_20_Link" text:visited-style-name="Index_20_Link">Descripción técnica<text:tab/>7</text:a></text:p>
          <text:p text:style-name="P13"><text:a xlink:type="simple" xlink:href="#__RefHeading__361_639427612" text:style-name="Index_20_Link" text:visited-style-name="Index_20_Link">Metodología<text:tab/>8</text:a></text:p>
          <text:p text:style-name="P14"><text:a xlink:type="simple" xlink:href="#__RefHeading__363_639427612" text:style-name="Index_20_Link" text:visited-style-name="Index_20_Link">Scrum<text:tab/>8</text:a></text:p>
          <text:p text:style-name="P13"><text:a xlink:type="simple" xlink:href="#__RefHeading__365_639427612" text:style-name="Index_20_Link" text:visited-style-name="Index_20_Link">Tecnología empleada<text:tab/>9</text:a></text:p>
          <text:p text:style-name="P14"><text:a xlink:type="simple" xlink:href="#__RefHeading__367_639427612" text:style-name="Index_20_Link" text:visited-style-name="Index_20_Link">Shell de linux<text:tab/>9</text:a></text:p>
          <text:p text:style-name="P15"><text:a xlink:type="simple" xlink:href="#__RefHeading__369_639427612" text:style-name="Index_20_Link" text:visited-style-name="Index_20_Link">Bash-style<text:tab/>9</text:a></text:p>
          <text:p text:style-name="P15"><text:a xlink:type="simple" xlink:href="#__RefHeading__371_639427612" text:style-name="Index_20_Link" text:visited-style-name="Index_20_Link">C-Style<text:tab/>9</text:a></text:p>
          <text:p text:style-name="P14"><text:a xlink:type="simple" xlink:href="#__RefHeading__373_639427612" text:style-name="Index_20_Link" text:visited-style-name="Index_20_Link">Heramientas estandar del sistema<text:tab/>9</text:a></text:p>
          <text:p text:style-name="P14"><text:a xlink:type="simple" xlink:href="#__RefHeading__375_639427612" text:style-name="Index_20_Link" text:visited-style-name="Index_20_Link">Preprocesador (gema)<text:tab/>9</text:a></text:p>
          <text:p text:style-name="P14"><text:a xlink:type="simple" xlink:href="#__RefHeading__377_639427612" text:style-name="Index_20_Link" text:visited-style-name="Index_20_Link">Control de versiones<text:tab/>9</text:a></text:p>
          <text:p text:style-name="P13"><text:a xlink:type="simple" xlink:href="#__RefHeading__379_639427612" text:style-name="Index_20_Link" text:visited-style-name="Index_20_Link">Planificación<text:tab/>10</text:a></text:p>
          <text:p text:style-name="P14"><text:a xlink:type="simple" xlink:href="#__RefHeading__381_639427612" text:style-name="Index_20_Link" text:visited-style-name="Index_20_Link">Linea temporal<text:tab/>10</text:a></text:p>
          <text:p text:style-name="P15"><text:a xlink:type="simple" xlink:href="#__RefHeading__383_639427612" text:style-name="Index_20_Link" text:visited-style-name="Index_20_Link">Planificada<text:tab/>10</text:a></text:p>
          <text:p text:style-name="P15"><text:a xlink:type="simple" xlink:href="#__RefHeading__385_639427612" text:style-name="Index_20_Link" text:visited-style-name="Index_20_Link">Real<text:tab/>10</text:a></text:p>
          <text:p text:style-name="P14"><text:a xlink:type="simple" xlink:href="#__RefHeading__387_639427612" text:style-name="Index_20_Link" text:visited-style-name="Index_20_Link">Presupuesto<text:tab/>10</text:a></text:p>
          <text:p text:style-name="P13"><text:a xlink:type="simple" xlink:href="#__RefHeading__389_639427612" text:style-name="Index_20_Link" text:visited-style-name="Index_20_Link">Problemas encontrados<text:tab/>11</text:a></text:p>
          <text:p text:style-name="P13"><text:a xlink:type="simple" xlink:href="#__RefHeading__391_639427612" text:style-name="Index_20_Link" text:visited-style-name="Index_20_Link">Posibles ampliaciones<text:tab/>12</text:a></text:p>
          <text:p text:style-name="P13"><text:a xlink:type="simple" xlink:href="#__RefHeading__393_639427612" text:style-name="Index_20_Link" text:visited-style-name="Index_20_Link">Conclusiones<text:tab/>13</text:a></text:p>
          <text:p text:style-name="P13"><text:a xlink:type="simple" xlink:href="#__RefHeading__395_639427612" text:style-name="Index_20_Link" text:visited-style-name="Index_20_Link">Bibliografía<text:tab/>14</text:a></text:p>
          <text:p text:style-name="P13"><text:a xlink:type="simple" xlink:href="#__RefHeading__397_639427612" text:style-name="Index_20_Link" text:visited-style-name="Index_20_Link">Análisis<text:tab/>16</text:a></text:p>
          <text:p text:style-name="P14"><text:a xlink:type="simple" xlink:href="#__RefHeading__399_639427612" text:style-name="Index_20_Link" text:visited-style-name="Index_20_Link">Historias de usuario<text:tab/>16</text:a></text:p>
          <text:p text:style-name="P13"><text:a xlink:type="simple" xlink:href="#__RefHeading__401_639427612" text:style-name="Index_20_Link" text:visited-style-name="Index_20_Link">Diseño<text:tab/>17</text:a></text:p>
          <text:p text:style-name="P14"><text:a xlink:type="simple" xlink:href="#__RefHeading__403_639427612" text:style-name="Index_20_Link" text:visited-style-name="Index_20_Link">Arquitectura general<text:tab/>17</text:a></text:p>
          <text:p text:style-name="P14"><text:a xlink:type="simple" xlink:href="#__RefHeading__405_639427612" text:style-name="Index_20_Link" text:visited-style-name="Index_20_Link">Diagramas (actividad?)<text:tab/>17</text:a></text:p>
        </text:index-body>
      </text:table-of-content>
      <text:p text:style-name="P6"/>
      <text:p text:style-name="P7">&lt;Índice del manual técnico&gt;</text:p>
      <text:p text:style-name="P6"/>
      <text:p text:style-name="P7">&lt;Índice del manual de usuario&gt;</text:p>
      <text:p text:style-name="P6"/>
      <text:p text:style-name="P9">Memoria</text:p>
      <text:p text:style-name="Title"/>
      <text:h text:style-name="P10" text:outline-level="1"><text:bookmark-start text:name="__RefHeading__141_639427612"/>Introducción<text:bookmark-end text:name="__RefHeading__141_639427612"/></text:h>
      <text:h text:style-name="Heading_20_2" text:outline-level="2"><text:bookmark-start text:name="__RefHeading__143_639427612"/>Identificación del proyecto<text:bookmark-end text:name="__RefHeading__143_639427612"/></text:h>
      <text:p text:style-name="P2">Título: ShellUnit. Unit testing for linux shells.</text:p>
      <text:p text:style-name="P2">Código: TBD</text:p>
      <text:p text:style-name="P2">Autor: Juan Luis Álvarez Martínez</text:p>
      <text:p text:style-name="P2">DNI: 35580413B</text:p>
      <text:p text:style-name="P2">Curso: 2013/14</text:p>
      <text:p text:style-name="P2">Director del PFC: Miguel Reboiro Jato</text:p>
      <text:p text:style-name="P2">Área de Linguaxes es sitemas informáticos</text:p>
      <text:p text:style-name="P2">Departamento de informática</text:p>
      <text:p text:style-name="P2">Universidade de Vigo</text:p>
      <text:h text:style-name="Heading_20_2" text:outline-level="2"><text:bookmark-start text:name="__RefHeading__145_639427612"/>Organización de la documentación<text:bookmark-end text:name="__RefHeading__145_639427612"/></text:h>
      <text:p text:style-name="P2">Memoria: &lt;TBD&gt;</text:p>
      <text:p text:style-name="P2">Manual técnico: &lt;TBD&gt;</text:p>
      <text:p text:style-name="P2">Manual de usuario: &lt;TBD&gt;</text:p>
      <text:p text:style-name="P2">Describir la organización dentro del soporte digital</text:p>
      <text:p text:style-name="P2">/PFC: Contiene la memoria y manuales</text:p>
      <text:p text:style-name="P2">/ShellUnit: Código fuente del proyecto (describir cada fichero)</text:p>
      <text:h text:style-name="Heading_20_2" text:outline-level="2"><text:bookmark-start text:name="__RefHeading__147_639427612"/>Razón de ser del proyecto<text:bookmark-end text:name="__RefHeading__147_639427612"/></text:h>
      <text:p text:style-name="P2">Las pruebas unitarias han demostrado su capacidad para mejorar la calidad del software desarrollado, principalmente detectando errores de programación desde las primeras etapas de desarrollo y facilitando el mantenimiento posterior del software.</text:p>
      <text:p text:style-name="P2"/>
      <text:p text:style-name="P2">Actualmente existen diversos frameworks que facilitan la realización de pruebas unitarias en los lenguajes de programación más populares: Java dispone de JUnit, C++ dispone de CppUnit y CppTest, PHP dispone de PHPUnit, etc.</text:p>
      <text:p text:style-name="P2"/>
      <text:p text:style-name="P2">Aunque, tradicionalmente, el uso de lenguajes de shell de Unix ha estado orientado al desarrollo de scripts menores para la administración de sistemas, lo cierto es que estos scripts son programas completos y, por tanto, se les puede aplicar pruebas unitarias. A pesar de ello, el soporte para realizar este tipo de pruebas es menor, limitándose al framework shunit2 (https://code.google.com/p/shunit2/) para la familia de shells Bourne (sh, bash, ash, zsh, etc.), mientras que la familia de shells estilo C (csh, tcsh, etc.) <text:s/>no dispone de ninguno. Además, en el caso de shunit2, este no dispone de algunas de las características comunes de los frameworks actuales y su desarrollo parece estar detenido desde mayo de 2013.</text:p>
      <text:p text:style-name="P2"/>
      <text:p text:style-name="P2"><text:soft-page-break/>Es por esto que la creación de un framework completo y actual para la realización de pruebas de unidad sobre shells de Linux, puede resultar de gran interés para la comunidad de desarrolladores. De hecho, este proyecto cuenta con el apoyo del equipo de desarrollo de la empresa Agil-AZ, tanto por ser los principales impulsores de la idea central del mismo, como por su interés en utilizar el sistema desarrollado como una de sus herramientas de trabajo habituales.</text:p>
      <text:h text:style-name="Heading_20_2" text:outline-level="2"><text:bookmark-start text:name="__RefHeading__149_639427612"/>Objetivo del proyecto<text:bookmark-end text:name="__RefHeading__149_639427612"/></text:h>
      <text:p text:style-name="P2">El principal objetivo de este proyecto es implementar un framework de pruebas unitarias para las shells de Linux similar a otros frameworks xUnit ya existentes (p.ej. JUnit, PHPUnit, CppUnit, etc.).</text:p>
      <text:p text:style-name="P2"/>
      <text:p text:style-name="P2">Este framework debe permitir:</text:p>
      <text:list xml:id="list7229390104203931158" text:style-name="L1">
        <text:list-item>
          <text:p text:style-name="P3">Crear pruebas unitarias para un script.</text:p>
        </text:list-item>
        <text:list-item>
          <text:p text:style-name="P3"><text:tab/>Definir los asserts más relevantes y habituales, incluyendo soporte para hacer pruebas sobre ficheros, cadenas de texto, procesos, etc.</text:p>
        </text:list-item>
        <text:list-item>
          <text:p text:style-name="P3"><text:tab/>Ejecutar pruebas unitarias sobre un script.</text:p>
        </text:list-item>
        <text:list-item>
          <text:p text:style-name="P3"><text:tab/>Definir las pruebas unitarias en un fichero independiente al del script a probar.</text:p>
        </text:list-item>
        <text:list-item>
          <text:p text:style-name="P3"><text:tab/>Trabajar con las shells csh y bash. Adicionalmente, se estudiará la posibilidad de dar soporte a otras shells.</text:p>
        </text:list-item>
        <text:list-item>
          <text:p text:style-name="P3"><text:tab/>Implementar las pruebas en el mismo lenguaje que el script objetivo.</text:p>
        </text:list-item>
        <text:list-item>
          <text:p text:style-name="P3"><text:tab/>Generar informes de los resultados de la ejecución de las pruebas, pudiendo ser presentados en distintos formatos.</text:p>
        </text:list-item>
      </text:list>
      <text:h text:style-name="Heading_20_2" text:outline-level="2"><text:bookmark-start text:name="__RefHeading__151_639427612"/>Descripción técnica<text:bookmark-end text:name="__RefHeading__151_639427612"/></text:h>
      <text:p text:style-name="P4">&lt;texto y figuras del anteproyecto&gt;</text:p>
      <text:h text:style-name="P11" text:outline-level="1"/>
      <text:h text:style-name="P10" text:outline-level="1"><text:bookmark-start text:name="__RefHeading__361_639427612"/>Metodología<text:bookmark-end text:name="__RefHeading__361_639427612"/></text:h>
      <text:p text:style-name="P4">&lt;...&gt;</text:p>
      <text:h text:style-name="Heading_20_2" text:outline-level="2"><text:bookmark-start text:name="__RefHeading__363_639427612"/>Scrum<text:bookmark-end text:name="__RefHeading__363_639427612"/></text:h>
      <text:p text:style-name="P4">&lt;...&gt;</text:p>
      <text:h text:style-name="Heading_20_2" text:outline-level="2"/>
      <text:h text:style-name="P10" text:outline-level="1"><text:bookmark-start text:name="__RefHeading__365_639427612"/>Tecnología empleada<text:bookmark-end text:name="__RefHeading__365_639427612"/></text:h>
      <text:p text:style-name="P4">&lt;...&gt;</text:p>
      <text:h text:style-name="Heading_20_2" text:outline-level="2"><text:bookmark-start text:name="__RefHeading__367_639427612"/>Shell de linux<text:bookmark-end text:name="__RefHeading__367_639427612"/></text:h>
      <text:p text:style-name="P4">&lt;...&gt;</text:p>
      <text:h text:style-name="Heading_20_3" text:outline-level="3"><text:bookmark-start text:name="__RefHeading__369_639427612"/>Bash-style<text:bookmark-end text:name="__RefHeading__369_639427612"/></text:h>
      <text:p text:style-name="P4">&lt;...&gt;</text:p>
      <text:h text:style-name="Heading_20_3" text:outline-level="3"><text:bookmark-start text:name="__RefHeading__371_639427612"/>C-Style<text:bookmark-end text:name="__RefHeading__371_639427612"/></text:h>
      <text:p text:style-name="P4">&lt;...&gt;</text:p>
      <text:h text:style-name="Heading_20_2" text:outline-level="2"><text:bookmark-start text:name="__RefHeading__373_639427612"/>Heramientas estandar del sistema<text:bookmark-end text:name="__RefHeading__373_639427612"/></text:h>
      <text:p text:style-name="P4">&lt;... awk, sed, busybox, coreutils, etc&gt;</text:p>
      <text:h text:style-name="Heading_20_2" text:outline-level="2"><text:bookmark-start text:name="__RefHeading__375_639427612"/>Preprocesador (gema)<text:bookmark-end text:name="__RefHeading__375_639427612"/></text:h>
      <text:p text:style-name="P4">&lt;...&gt;</text:p>
      <text:h text:style-name="Heading_20_2" text:outline-level="2"><text:bookmark-start text:name="__RefHeading__377_639427612"/>Control de versiones<text:bookmark-end text:name="__RefHeading__377_639427612"/></text:h>
      <text:p text:style-name="P4">&lt;... git, github&gt;</text:p>
      <text:h text:style-name="P11" text:outline-level="1"/>
      <text:h text:style-name="P10" text:outline-level="1"><text:bookmark-start text:name="__RefHeading__379_639427612"/>Planificación<text:bookmark-end text:name="__RefHeading__379_639427612"/></text:h>
      <text:h text:style-name="P12" text:outline-level="2"><text:bookmark-start text:name="__RefHeading__381_639427612"/>Linea temporal<text:bookmark-end text:name="__RefHeading__381_639427612"/></text:h>
      <text:p text:style-name="P4">&lt;...&gt;</text:p>
      <text:h text:style-name="P1" text:outline-level="3"><text:bookmark-start text:name="__RefHeading__383_639427612"/>Planificada<text:bookmark-end text:name="__RefHeading__383_639427612"/></text:h>
      <text:p text:style-name="P4">&lt;... diagrama&gt;</text:p>
      <text:h text:style-name="P1" text:outline-level="3"><text:bookmark-start text:name="__RefHeading__385_639427612"/>Real<text:bookmark-end text:name="__RefHeading__385_639427612"/></text:h>
      <text:p text:style-name="P4">&lt;... diagrama&gt;</text:p>
      <text:h text:style-name="Heading_20_2" text:outline-level="2"><text:bookmark-start text:name="__RefHeading__387_639427612"/>Presupuesto<text:bookmark-end text:name="__RefHeading__387_639427612"/></text:h>
      <text:p text:style-name="P4">&lt;...&gt;</text:p>
      <text:h text:style-name="P11" text:outline-level="1"/>
      <text:h text:style-name="P10" text:outline-level="1"><text:bookmark-start text:name="__RefHeading__389_639427612"/>Problemas encontrados<text:bookmark-end text:name="__RefHeading__389_639427612"/></text:h>
      <text:p text:style-name="P4">&lt;...&gt;</text:p>
      <text:h text:style-name="P11" text:outline-level="1"/>
      <text:h text:style-name="P10" text:outline-level="1"><text:bookmark-start text:name="__RefHeading__391_639427612"/>Posibles ampliaciones<text:bookmark-end text:name="__RefHeading__391_639427612"/></text:h>
      <text:p text:style-name="P4">&lt;...&gt;</text:p>
      <text:h text:style-name="P11" text:outline-level="1"/>
      <text:h text:style-name="P10" text:outline-level="1"><text:bookmark-start text:name="__RefHeading__393_639427612"/>Conclusiones<text:bookmark-end text:name="__RefHeading__393_639427612"/></text:h>
      <text:p text:style-name="P4">&lt;...&gt;</text:p>
      <text:h text:style-name="P11" text:outline-level="1"/>
      <text:h text:style-name="P10" text:outline-level="1"><text:bookmark-start text:name="__RefHeading__395_639427612"/>Bibliografía<text:bookmark-end text:name="__RefHeading__395_639427612"/></text:h>
      <text:p text:style-name="P4">&lt;...&gt;</text:p>
      <text:p text:style-name="Title"/>
      <text:p text:style-name="P9">Manual técnico</text:p>
      <text:h text:style-name="P10" text:outline-level="1"><text:bookmark-start text:name="__RefHeading__397_639427612"/>Análisis<text:bookmark-end text:name="__RefHeading__397_639427612"/></text:h>
      <text:p text:style-name="P4">&lt;... Describir el comportamiento general del sistema&gt;</text:p>
      <text:h text:style-name="Heading_20_2" text:outline-level="2"><text:bookmark-start text:name="__RefHeading__399_639427612"/>Historias de usuario<text:bookmark-end text:name="__RefHeading__399_639427612"/></text:h>
      <text:p text:style-name="P4">&lt;... Casos que comprueban los criterios de aceptación&gt;</text:p>
      <text:h text:style-name="P11" text:outline-level="1"/>
      <text:h text:style-name="P10" text:outline-level="1"><text:bookmark-start text:name="__RefHeading__401_639427612"/>Diseño<text:bookmark-end text:name="__RefHeading__401_639427612"/></text:h>
      <text:p text:style-name="P4">&lt;... Aquí se describe en profundidad la estructura del sistema y por que es así&gt;</text:p>
      <text:h text:style-name="Heading_20_2" text:outline-level="2"><text:bookmark-start text:name="__RefHeading__403_639427612"/>Arquitectura general<text:bookmark-end text:name="__RefHeading__403_639427612"/></text:h>
      <text:p text:style-name="P4">&lt;... Describir los componentes del proyecto:&gt;</text:p>
      <text:h text:style-name="Heading_20_2" text:outline-level="2"><text:bookmark-start text:name="__RefHeading__405_639427612"/>Diagramas <text:span text:style-name="T1">(actividad?)</text:span><text:bookmark-end text:name="__RefHeading__405_639427612"/></text:h>
      <text:p text:style-name="P4">&lt;... Al no usarse orientación a bojetos, preguntar que tipo de diagramaje es aceptable&gt;</text:p>
      <text:p text:style-name="Title"/>
      <text:p text:style-name="P9">Manual de usuario</text:p>
      <text:p text:style-name="P5">&lt;Completar y extender la documentación de github en i<text:span text:style-name="T2">n</text:span>sertarla aquí&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ce895" officeooo:paragraph-rsid="000ce89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hellUnit <text:page-number text:select-page="current">19</text:page-number>/<text:page-count>1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9T20:29:53.245119348</meta:creation-date>
    <dc:date>2014-03-19T21:07:22.431978926</dc:date>
    <meta:editing-duration>PT5M36S</meta:editing-duration>
    <meta:editing-cycles>3</meta:editing-cycles>
    <meta:generator>LibreOffice/4.1.2.3$Linux_X86_64 LibreOffice_project/410m0$Build-3</meta:generator>
    <meta:document-statistic meta:table-count="0" meta:image-count="0" meta:object-count="0" meta:page-count="19" meta:paragraph-count="119" meta:word-count="714" meta:character-count="4680" meta:non-whitespace-character-count="4085"/>
  </office:meta>
</office:document-meta>
</file>